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Mono" svg:font-family="'Noto Sans Mono'" style:font-family-generic="roman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2931a"/>
    </style:style>
    <style:style style:name="P2" style:family="paragraph" style:parent-style-name="Standard">
      <style:text-properties officeooo:paragraph-rsid="0002bdee"/>
    </style:style>
    <style:style style:name="P3" style:family="paragraph" style:parent-style-name="Standard">
      <style:text-properties officeooo:paragraph-rsid="00032c8c"/>
    </style:style>
    <style:style style:name="P4" style:family="paragraph" style:parent-style-name="Standard">
      <style:paragraph-properties style:writing-mode="lr-tb"/>
      <style:text-properties officeooo:paragraph-rsid="00032c8c"/>
    </style:style>
    <style:style style:name="P5" style:family="paragraph" style:parent-style-name="Standard">
      <style:text-properties officeooo:paragraph-rsid="00040415"/>
    </style:style>
    <style:style style:name="P6" style:family="paragraph" style:parent-style-name="Standard">
      <style:text-properties officeooo:paragraph-rsid="00041a08"/>
    </style:style>
    <style:style style:name="P7" style:family="paragraph" style:parent-style-name="Standard">
      <style:text-properties officeooo:paragraph-rsid="00077579"/>
    </style:style>
    <style:style style:name="P8" style:family="paragraph" style:parent-style-name="Standard">
      <style:text-properties officeooo:paragraph-rsid="0007ef53"/>
    </style:style>
    <style:style style:name="P9" style:family="paragraph" style:parent-style-name="Standard">
      <style:text-properties officeooo:paragraph-rsid="000926ab"/>
    </style:style>
    <style:style style:name="P10" style:family="paragraph" style:parent-style-name="Standard">
      <style:text-properties officeooo:paragraph-rsid="001229fa"/>
    </style:style>
    <style:style style:name="P11" style:family="paragraph" style:parent-style-name="Standard">
      <style:text-properties officeooo:rsid="001229fa" officeooo:paragraph-rsid="001229fa"/>
    </style:style>
    <style:style style:name="P12" style:family="paragraph" style:parent-style-name="Standard">
      <style:text-properties officeooo:paragraph-rsid="0012bd20"/>
    </style:style>
    <style:style style:name="P13" style:family="paragraph" style:parent-style-name="Standard">
      <style:text-properties officeooo:rsid="0012bd20" officeooo:paragraph-rsid="0012bd20"/>
    </style:style>
    <style:style style:name="P14" style:family="paragraph" style:parent-style-name="Standard">
      <style:text-properties officeooo:rsid="0013e3dc" officeooo:paragraph-rsid="0013e3dc"/>
    </style:style>
    <style:style style:name="P15" style:family="paragraph" style:parent-style-name="Standard">
      <style:text-properties officeooo:paragraph-rsid="00143152"/>
    </style:style>
    <style:style style:name="P16" style:family="paragraph" style:parent-style-name="Standard">
      <style:text-properties officeooo:rsid="00143152" officeooo:paragraph-rsid="00143152"/>
    </style:style>
    <style:style style:name="P17" style:family="paragraph" style:parent-style-name="Standard">
      <style:text-properties officeooo:paragraph-rsid="00161851"/>
    </style:style>
    <style:style style:name="P18" style:family="paragraph" style:parent-style-name="Standard">
      <style:text-properties officeooo:rsid="00161851" officeooo:paragraph-rsid="00161851"/>
    </style:style>
    <style:style style:name="P19" style:family="paragraph" style:parent-style-name="Standard">
      <style:paragraph-properties style:writing-mode="lr-tb"/>
    </style:style>
    <style:style style:name="P20" style:family="paragraph" style:parent-style-name="Standard">
      <style:text-properties officeooo:rsid="001709eb" officeooo:paragraph-rsid="001709eb"/>
    </style:style>
    <style:style style:name="P21" style:family="paragraph" style:parent-style-name="Standard">
      <style:text-properties officeooo:rsid="0017edf2" officeooo:paragraph-rsid="0017edf2"/>
    </style:style>
    <style:style style:name="P22" style:family="paragraph" style:parent-style-name="Standard">
      <style:paragraph-properties style:writing-mode="lr-tb"/>
      <style:text-properties officeooo:rsid="0017edf2" officeooo:paragraph-rsid="0017edf2"/>
    </style:style>
    <style:style style:name="P23" style:family="paragraph" style:parent-style-name="Standard">
      <style:text-properties officeooo:rsid="0019dc3f" officeooo:paragraph-rsid="0019dc3f"/>
    </style:style>
    <style:style style:name="P24" style:family="paragraph" style:parent-style-name="Standard">
      <style:paragraph-properties style:writing-mode="lr-tb"/>
      <style:text-properties officeooo:rsid="0019dc3f" officeooo:paragraph-rsid="0019dc3f"/>
    </style:style>
    <style:style style:name="P25" style:family="paragraph" style:parent-style-name="Standard">
      <style:text-properties officeooo:rsid="001e89bc" officeooo:paragraph-rsid="001e89bc"/>
    </style:style>
    <style:style style:name="P26" style:family="paragraph" style:parent-style-name="Standard">
      <style:text-properties officeooo:rsid="001f1ffc" officeooo:paragraph-rsid="001f1ffc"/>
    </style:style>
    <style:style style:name="P27" style:family="paragraph" style:parent-style-name="Standard">
      <style:text-properties officeooo:rsid="0021895f" officeooo:paragraph-rsid="0021895f"/>
    </style:style>
    <style:style style:name="T1" style:family="text">
      <style:text-properties fo:color="#080808" loext:opacity="100%" style:font-name="JetBrains Mono" fo:font-size="10pt" fo:font-style="normal" fo:font-weight="normal" style:font-size-asian="10pt" style:font-style-asian="normal" style:font-weight-asian="normal"/>
    </style:style>
    <style:style style:name="T2" style:family="text">
      <style:text-properties fo:color="#080808" loext:opacity="100%" style:font-name="JetBrains Mono" fo:font-size="10pt" fo:font-style="normal" fo:font-weight="normal" officeooo:rsid="00029f52" style:font-size-asian="10pt" style:font-style-asian="normal" style:font-weight-asian="normal"/>
    </style:style>
    <style:style style:name="T3" style:family="text">
      <style:text-properties fo:color="#080808" loext:opacity="100%" style:font-name="JetBrains Mono" fo:font-size="10pt" fo:font-style="normal" fo:font-weight="normal" officeooo:rsid="0002bdee" style:font-size-asian="10pt" style:font-style-asian="normal" style:font-weight-asian="normal"/>
    </style:style>
    <style:style style:name="T4" style:family="text">
      <style:text-properties fo:color="#080808" loext:opacity="100%" style:font-name="JetBrains Mono" fo:font-size="10pt" fo:font-style="normal" fo:font-weight="normal" officeooo:rsid="00040415" style:font-size-asian="10pt" style:font-style-asian="normal" style:font-weight-asian="normal"/>
    </style:style>
    <style:style style:name="T5" style:family="text">
      <style:text-properties fo:color="#080808" loext:opacity="100%" style:font-name="JetBrains Mono" fo:font-size="10pt" fo:font-style="normal" fo:font-weight="normal" officeooo:rsid="00041a08" style:font-size-asian="10pt" style:font-style-asian="normal" style:font-weight-asian="normal"/>
    </style:style>
    <style:style style:name="T6" style:family="text">
      <style:text-properties fo:color="#080808" loext:opacity="100%" style:font-name="JetBrains Mono" fo:font-size="10pt" fo:font-style="normal" fo:font-weight="normal" officeooo:rsid="0007ef53" style:font-size-asian="10pt" style:font-style-asian="normal" style:font-weight-asian="normal"/>
    </style:style>
    <style:style style:name="T7" style:family="text">
      <style:text-properties fo:color="#080808" loext:opacity="100%" style:font-name="JetBrains Mono" fo:font-size="10pt" fo:font-style="normal" fo:font-weight="normal" officeooo:rsid="000926ab" style:font-size-asian="10pt" style:font-style-asian="normal" style:font-weight-asian="normal"/>
    </style:style>
    <style:style style:name="T8" style:family="text">
      <style:text-properties fo:color="#080808" loext:opacity="100%" style:font-name="JetBrains Mono" fo:font-size="10pt" fo:font-style="normal" fo:font-weight="normal" officeooo:rsid="000afb75" style:font-size-asian="10pt" style:font-style-asian="normal" style:font-weight-asian="normal"/>
    </style:style>
    <style:style style:name="T9" style:family="text">
      <style:text-properties fo:color="#080808" loext:opacity="100%" style:font-name="JetBrains Mono" fo:font-size="10pt" fo:font-style="normal" fo:font-weight="normal" officeooo:rsid="000bd4d9" style:font-size-asian="10pt" style:font-style-asian="normal" style:font-weight-asian="normal"/>
    </style:style>
    <style:style style:name="T10" style:family="text">
      <style:text-properties fo:color="#080808" loext:opacity="100%" style:font-name="JetBrains Mono" fo:font-size="10pt" fo:font-style="normal" fo:font-weight="normal" officeooo:rsid="000dcb6e" style:font-size-asian="10pt" style:font-style-asian="normal" style:font-weight-asian="normal"/>
    </style:style>
    <style:style style:name="T11" style:family="text">
      <style:text-properties fo:color="#080808" loext:opacity="100%" style:font-name="JetBrains Mono" fo:font-size="10pt" fo:font-style="normal" fo:font-weight="normal" officeooo:rsid="000f23c2" style:font-size-asian="10pt" style:font-style-asian="normal" style:font-weight-asian="normal"/>
    </style:style>
    <style:style style:name="T12" style:family="text">
      <style:text-properties fo:color="#080808" loext:opacity="100%" style:font-name="JetBrains Mono" fo:font-size="10pt" fo:font-style="normal" fo:font-weight="normal" officeooo:rsid="0010a2d0" style:font-size-asian="10pt" style:font-style-asian="normal" style:font-weight-asian="normal"/>
    </style:style>
    <style:style style:name="T13" style:family="text">
      <style:text-properties fo:color="#080808" loext:opacity="100%" style:font-name="JetBrains Mono" fo:font-size="10pt" fo:font-style="normal" fo:font-weight="normal" officeooo:rsid="001124b9" style:font-size-asian="10pt" style:font-style-asian="normal" style:font-weight-asian="normal"/>
    </style:style>
    <style:style style:name="T14" style:family="text">
      <style:text-properties fo:color="#080808" loext:opacity="100%" style:font-name="JetBrains Mono" fo:font-size="10pt" fo:font-style="normal" fo:font-weight="normal" officeooo:rsid="0026e996" style:font-size-asian="10pt" style:font-style-asian="normal" style:font-weight-asian="normal"/>
    </style:style>
    <style:style style:name="T15" style:family="text">
      <style:text-properties fo:color="#080808" loext:opacity="100%" style:font-name="JetBrains Mono" fo:font-size="10pt" fo:font-style="normal" fo:font-weight="normal" officeooo:rsid="00280904" style:font-size-asian="10pt" style:font-style-asian="normal" style:font-weight-asian="normal"/>
    </style:style>
    <style:style style:name="T16" style:family="text">
      <style:text-properties fo:color="#080808" loext:opacity="100%" style:font-name="JetBrains Mono" fo:font-size="10pt" fo:font-style="normal" fo:font-weight="normal" officeooo:rsid="002909bb" style:font-size-asian="10pt" style:font-style-asian="normal" style:font-weight-asian="normal"/>
    </style:style>
    <style:style style:name="T17" style:family="text">
      <style:text-properties fo:color="#080808" loext:opacity="100%" style:font-name="JetBrains Mono" fo:font-size="10pt" fo:font-style="normal" fo:font-weight="normal" officeooo:rsid="00280904" fo:background-color="#ffff00" loext:char-shading-value="0" style:font-size-asian="10pt" style:font-style-asian="normal" style:font-weight-asian="normal"/>
    </style:style>
    <style:style style:name="T18" style:family="text">
      <style:text-properties fo:color="#080808" loext:opacity="100%" style:font-name="Noto Sans Mono" fo:font-size="10pt" fo:font-style="normal" fo:font-weight="normal" style:font-size-asian="10pt" style:font-style-asian="normal" style:font-weight-asian="normal"/>
    </style:style>
    <style:style style:name="T19" style:family="text">
      <style:text-properties fo:color="#080808" loext:opacity="100%" style:font-name="Noto Sans Mono" fo:font-size="10pt" fo:font-style="normal" fo:font-weight="normal" officeooo:rsid="00029f52" style:font-size-asian="10pt" style:font-style-asian="normal" style:font-weight-asian="normal"/>
    </style:style>
    <style:style style:name="T20" style:family="text">
      <style:text-properties fo:color="#080808" loext:opacity="100%" style:font-name="Noto Sans Mono" fo:font-size="10pt" fo:font-style="normal" fo:font-weight="normal" officeooo:rsid="0002bdee" style:font-size-asian="10pt" style:font-style-asian="normal" style:font-weight-asian="normal"/>
    </style:style>
    <style:style style:name="T21" style:family="text">
      <style:text-properties fo:color="#080808" loext:opacity="100%" style:font-name="Noto Sans Mono" fo:font-size="10pt" fo:font-style="normal" fo:font-weight="normal" officeooo:rsid="00040415" style:font-size-asian="10pt" style:font-style-asian="normal" style:font-weight-asian="normal"/>
    </style:style>
    <style:style style:name="T22" style:family="text">
      <style:text-properties fo:color="#080808" loext:opacity="100%" style:font-name="Noto Sans Mono" fo:font-size="10pt" fo:font-style="normal" fo:font-weight="normal" officeooo:rsid="00041a08" style:font-size-asian="10pt" style:font-style-asian="normal" style:font-weight-asian="normal"/>
    </style:style>
    <style:style style:name="T23" style:family="text">
      <style:text-properties fo:color="#080808" loext:opacity="100%" style:font-name="Noto Sans Mono" fo:font-size="10pt" fo:font-style="normal" fo:font-weight="normal" officeooo:rsid="0005a980" style:font-size-asian="10pt" style:font-style-asian="normal" style:font-weight-asian="normal"/>
    </style:style>
    <style:style style:name="T24" style:family="text">
      <style:text-properties fo:color="#080808" loext:opacity="100%" style:font-name="Noto Sans Mono" fo:font-size="10pt" fo:font-style="normal" fo:font-weight="normal" officeooo:rsid="0005b941" style:font-size-asian="10pt" style:font-style-asian="normal" style:font-weight-asian="normal"/>
    </style:style>
    <style:style style:name="T25" style:family="text">
      <style:text-properties fo:color="#080808" loext:opacity="100%" style:font-name="Noto Sans Mono" fo:font-size="10pt" fo:font-style="normal" fo:font-weight="normal" officeooo:rsid="000926ab" style:font-size-asian="10pt" style:font-style-asian="normal" style:font-weight-asian="normal"/>
    </style:style>
    <style:style style:name="T26" style:family="text">
      <style:text-properties fo:color="#080808" loext:opacity="100%" style:font-name="Noto Sans Mono" fo:font-size="10pt" fo:font-style="normal" fo:font-weight="normal" officeooo:rsid="00267871" style:font-size-asian="10pt" style:font-style-asian="normal" style:font-weight-asian="normal"/>
    </style:style>
    <style:style style:name="T27" style:family="text">
      <style:text-properties fo:color="#080808" loext:opacity="100%" style:font-name="Noto Sans Mono" fo:font-size="10pt" fo:font-style="normal" fo:font-weight="normal" officeooo:rsid="0026e996" style:font-size-asian="10pt" style:font-style-asian="normal" style:font-weight-asian="normal"/>
    </style:style>
    <style:style style:name="T28" style:family="text">
      <style:text-properties officeooo:rsid="00041a08"/>
    </style:style>
    <style:style style:name="T29" style:family="text">
      <style:text-properties officeooo:rsid="00077579"/>
    </style:style>
    <style:style style:name="T30" style:family="text">
      <style:text-properties officeooo:rsid="001229fa"/>
    </style:style>
    <style:style style:name="T31" style:family="text">
      <style:text-properties officeooo:rsid="0012bd20"/>
    </style:style>
    <style:style style:name="T32" style:family="text">
      <style:text-properties officeooo:rsid="0013e3dc"/>
    </style:style>
    <style:style style:name="T33" style:family="text">
      <style:text-properties officeooo:rsid="00143152"/>
    </style:style>
    <style:style style:name="T34" style:family="text">
      <style:text-properties officeooo:rsid="00161851"/>
    </style:style>
    <style:style style:name="T35" style:family="text">
      <style:text-properties officeooo:rsid="001709eb"/>
    </style:style>
    <style:style style:name="T36" style:family="text">
      <style:text-properties officeooo:rsid="0017edf2"/>
    </style:style>
    <style:style style:name="T37" style:family="text">
      <style:text-properties officeooo:rsid="0019dc3f"/>
    </style:style>
    <style:style style:name="T38" style:family="text">
      <style:text-properties officeooo:rsid="001e89bc"/>
    </style:style>
    <style:style style:name="T39" style:family="text">
      <style:text-properties officeooo:rsid="001f1ffc"/>
    </style:style>
    <style:style style:name="T40" style:family="text">
      <style:text-properties officeooo:rsid="0020f4b3"/>
    </style:style>
    <style:style style:name="T41" style:family="text">
      <style:text-properties officeooo:rsid="0021895f"/>
    </style:style>
    <style:style style:name="T42" style:family="text">
      <style:text-properties officeooo:rsid="0029d04d"/>
    </style:style>
    <style:style style:name="T43" style:family="text">
      <style:text-properties officeooo:rsid="002ab983"/>
    </style:style>
    <style:style style:name="T44" style:family="text">
      <style:text-properties officeooo:rsid="002acd42"/>
    </style:style>
    <style:style style:name="T45" style:family="text">
      <style:text-properties officeooo:rsid="002b9c49"/>
    </style:style>
    <style:style style:name="T46" style:family="text">
      <style:text-properties officeooo:rsid="002c04a5"/>
    </style:style>
    <style:style style:name="T47" style:family="text">
      <style:text-properties officeooo:rsid="002c8f2b"/>
    </style:style>
    <style:style style:name="T48" style:family="text">
      <style:text-properties officeooo:rsid="002df444"/>
    </style:style>
    <style:style style:name="T49" style:family="text">
      <style:text-properties officeooo:rsid="002fa1b2"/>
    </style:style>
    <style:style style:name="T50" style:family="text">
      <style:text-properties officeooo:rsid="0030f756"/>
    </style:style>
    <style:style style:name="T51" style:family="text">
      <style:text-properties officeooo:rsid="0032b9fe"/>
    </style:style>
    <style:style style:name="T52" style:family="text">
      <style:text-properties officeooo:rsid="00354aaa"/>
    </style:style>
    <style:style style:name="T53" style:family="text">
      <style:text-properties officeooo:rsid="003829f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EXERCISES</text:p>
      <text:p text:style-name="Standard">1) Identify and translate.</text:p>
      <text:p text:style-name="Standard">Example: भरामि – 1st Sg (Pres Ind Act) of √भृ (Class I) ‘to carry’ –› ‘I carry’</text:p>
      <text:p text:style-name="Standard"/>
      <text:p text:style-name="P9">१) जुहोति <text:span text:style-name="T7">→</text:span> <text:span text:style-name="T3">√</text:span><text:span text:style-name="T18">हु </text:span><text:span text:style-name="T1">(III)</text:span><text:span text:style-name="T19"> → </text:span><text:span text:style-name="T4">3p, sg, он возлияет</text:span></text:p>
      <text:p text:style-name="P2">२) बिभीमः → <text:span text:style-name="T20"><text:s/></text:span><text:bookmark-start text:name="__DdeLink__6975_1784023470"/><text:span text:style-name="T3">√</text:span><text:span text:style-name="T18">भी</text:span><text:bookmark-end text:name="__DdeLink__6975_1784023470"/><text:span text:style-name="T18"> </text:span><text:span text:style-name="T1">(III)</text:span><text:span text:style-name="T20"> </text:span><text:span text:style-name="T19">→ </text:span><text:span text:style-name="T24">1p, pl, </text:span><text:span text:style-name="T4">мы боимся</text:span></text:p>
      <text:p text:style-name="P2">३) वेत्सि → <text:span text:style-name="T19"><text:s/></text:span><text:bookmark-start text:name="__DdeLink__6981_1784023470"/><text:span text:style-name="T3">√</text:span><text:span text:style-name="T18">विद्</text:span><text:bookmark-end text:name="__DdeLink__6981_1784023470"/><text:span text:style-name="T18"> </text:span><text:span text:style-name="T1">(II </text:span><text:span text:style-name="T18">वेत्ति</text:span><text:span text:style-name="T1">)</text:span><text:span text:style-name="T20"> </text:span><text:span text:style-name="T19">→ </text:span><text:span text:style-name="T24">2p, sg, </text:span><text:span text:style-name="T4">ты знаешь</text:span></text:p>
      <text:p text:style-name="P2">४) भुञ्ज्मः → <text:bookmark-start text:name="__DdeLink__6987_1784023470"/><text:span text:style-name="T2">√</text:span><text:span text:style-name="T18">भुज्</text:span><text:bookmark-end text:name="__DdeLink__6987_1784023470"/><text:span text:style-name="T1"> (VII)</text:span><text:span text:style-name="T19"> → </text:span><text:span text:style-name="T24">1p, pl, </text:span><text:span text:style-name="T21">мы едим (наслаждаемся)</text:span></text:p>
      <text:p text:style-name="P2">५) आप्नोमि → <text:bookmark-start text:name="__DdeLink__6993_1784023470"/><text:span text:style-name="T2">√</text:span><text:span text:style-name="T18">आप्</text:span><text:bookmark-end text:name="__DdeLink__6993_1784023470"/><text:span text:style-name="T1"> (V)</text:span><text:span text:style-name="T19"> → </text:span><text:span text:style-name="T24">1p, sg, </text:span><text:span text:style-name="T4">я получаю, добываю</text:span></text:p>
      <text:p text:style-name="P2">६) तनोति → <text:bookmark-start text:name="__DdeLink__6999_1784023470"/><text:span text:style-name="T2">√</text:span><text:span text:style-name="T18">तन्</text:span><text:bookmark-end text:name="__DdeLink__6999_1784023470"/><text:span text:style-name="T1"> (VIII)</text:span><text:span text:style-name="T19"> → </text:span><text:span text:style-name="T24">3p, sg, </text:span><text:span text:style-name="T4">он тянет</text:span></text:p>
      <text:p text:style-name="P5">७) बुङ्क्थ → <text:span text:style-name="T19"><text:s/>√भुज</text:span><text:span text:style-name="T26">्</text:span><text:span text:style-name="T1">(VII) </text:span><text:span text:style-name="T19">→ </text:span><text:span text:style-name="T4">2p, pl, вы наслаждаетесь</text:span></text:p>
      <text:p text:style-name="P3">८) भिनत्सि → <text:bookmark-start text:name="__DdeLink__7011_1784023470"/><text:span text:style-name="T2">√</text:span><text:span text:style-name="T18">भिद्</text:span><text:bookmark-end text:name="__DdeLink__7011_1784023470"/><text:span text:style-name="T1"> (VII)</text:span><text:span text:style-name="T19"> → </text:span><text:span text:style-name="T21">2p, sg, </text:span><text:span text:style-name="T23">ты разделяешь</text:span></text:p>
      <text:p text:style-name="P2">९) यन्ति → <text:span text:style-name="T19"><text:s/></text:span><text:span text:style-name="T2">√</text:span><text:span text:style-name="T18">इ</text:span><text:span text:style-name="T1"> (II) </text:span><text:span text:style-name="T19">→ </text:span><text:span text:style-name="T21">3p, pl, </text:span><text:span text:style-name="T5">они идут</text:span></text:p>
      <text:p text:style-name="P2">१०) पुनासि → <text:span text:style-name="T19"><text:s/></text:span><text:bookmark-start text:name="__DdeLink__7021_1784023470"/><text:span text:style-name="T2">√</text:span><text:span text:style-name="T18">पू</text:span><text:span text:style-name="T1"> </text:span><text:bookmark-end text:name="__DdeLink__7021_1784023470"/><text:span text:style-name="T1">(IX) </text:span><text:span text:style-name="T19">→ </text:span><text:span text:style-name="T21">2p, sg, </text:span><text:span text:style-name="T5">ты чистишь</text:span></text:p>
      <text:p text:style-name="P8">११) वृणोषि → <text:span text:style-name="T19"><text:s/></text:span><text:bookmark-start text:name="__DdeLink__7027_1784023470"/><text:span text:style-name="T2">√</text:span><text:span text:style-name="T18">वृ</text:span><text:bookmark-end text:name="__DdeLink__7027_1784023470"/><text:span text:style-name="T1"> (</text:span><text:span text:style-name="T3">V</text:span><text:span text:style-name="T20">)</text:span><text:span text:style-name="T18"> </text:span><text:span text:style-name="T19">→ </text:span><text:span text:style-name="T22">2p, sg, </text:span><text:span text:style-name="T5">ты покрываешь, окружаешь</text:span></text:p>
      <text:p text:style-name="P4">१२) वित्तः → <text:span text:style-name="T19"><text:s text:c="2"/></text:span><text:span text:style-name="T3">√</text:span><text:span text:style-name="T19">विद्</text:span><text:span text:style-name="T2"> (II) </text:span><text:span text:style-name="T19">→ </text:span><text:span text:style-name="T22">3p, du, </text:span><text:span text:style-name="T5">они (двое) знают</text:span></text:p>
      <text:p text:style-name="P9">१३) वृण<text:span text:style-name="T28">ु</text:span>थ: <text:span text:style-name="T7">→</text:span> <text:span text:style-name="T2">√</text:span><text:span text:style-name="T18">वृ</text:span><text:span text:style-name="T1"> (</text:span><text:span text:style-name="T3">V</text:span><text:span text:style-name="T20">)</text:span><text:span text:style-name="T19"> → </text:span><text:span text:style-name="T22">2p, du, </text:span><text:span text:style-name="T5">вы (двое) покрываете, окружаете</text:span></text:p>
      <text:p text:style-name="P2">१४) शक्नोति → <text:span text:style-name="T2">√</text:span><text:span text:style-name="T18">शक्</text:span><text:span text:style-name="T1"> (V)</text:span><text:span text:style-name="T19"> → </text:span><text:span text:style-name="T22">3p, sg, </text:span><text:span text:style-name="T5">он может</text:span></text:p>
      <text:p text:style-name="P3">१५) आप्नुवः → <text:span text:style-name="T19"><text:s/></text:span><text:span text:style-name="T2">√</text:span><text:span text:style-name="T19">आप्</text:span><text:span text:style-name="T2"> (V) </text:span><text:span text:style-name="T19">→ </text:span><text:span text:style-name="T22">1p, du, </text:span><text:span text:style-name="T5">мы (двое) достигаем</text:span></text:p>
      <text:p text:style-name="P3">१६) पुनीथः → <text:span text:style-name="T19"><text:s/></text:span><text:span text:style-name="T2">√</text:span><text:span text:style-name="T19">पू</text:span><text:span text:style-name="T2"> (IX) </text:span><text:span text:style-name="T19">→ </text:span><text:span text:style-name="T22">2p, du, </text:span><text:span text:style-name="T5">вы (двое) очищаете</text:span></text:p>
      <text:p text:style-name="P3">१७) तनुमः → <text:span text:style-name="T19"><text:s/></text:span><text:span text:style-name="T2">√</text:span><text:span text:style-name="T19">तन्</text:span><text:span text:style-name="T2"> (VIII) </text:span><text:span text:style-name="T19">→ </text:span><text:span text:style-name="T22">1p, pl, </text:span><text:span text:style-name="T5">мы тянем</text:span></text:p>
      <text:p text:style-name="P2">१८) भुनज्मि → <text:span text:style-name="T19"><text:s/></text:span><text:span text:style-name="T2">√</text:span><text:span text:style-name="T19">भुज्</text:span><text:span text:style-name="T2"> (VII) </text:span><text:span text:style-name="T19">→ </text:span><text:span text:style-name="T22">1p, sg, </text:span><text:span text:style-name="T5">я ем, наслаждаюсь</text:span></text:p>
      <text:p text:style-name="P3">१९) बिभेमि → <text:span text:style-name="T19"><text:s/></text:span><text:span text:style-name="T2">√</text:span><text:span text:style-name="T18">भी</text:span><text:span text:style-name="T1"> (III) </text:span><text:span text:style-name="T19">→ </text:span><text:span text:style-name="T22">1p, sg, </text:span><text:span text:style-name="T5">я боюсь</text:span></text:p>
      <text:p text:style-name="P3">२०) वृणामि → <text:span text:style-name="T19"><text:s/></text:span><text:span text:style-name="T2">√</text:span><text:span text:style-name="T19">वृ</text:span><text:span text:style-name="T2"> (IX</text:span><text:span text:style-name="T20">) </text:span><text:span text:style-name="T19">→ </text:span><text:span text:style-name="T22">1p, sg, </text:span><text:span text:style-name="T6">я выбираю</text:span></text:p>
      <text:p text:style-name="P6">२१) शक्नुथ → <text:span text:style-name="T19"><text:s/></text:span><text:span text:style-name="T2">√</text:span><text:span text:style-name="T19">शक्</text:span><text:span text:style-name="T2"> (V) </text:span><text:span text:style-name="T19">→ </text:span><text:span text:style-name="T27">2</text:span><text:span text:style-name="T22">p, </text:span><text:span text:style-name="T27">pl</text:span><text:span text:style-name="T22">, </text:span><text:span text:style-name="T14">вы можете</text:span></text:p>
      <text:p text:style-name="P3">२२) विद्वः → <text:span text:style-name="T19"><text:s/></text:span><text:span text:style-name="T3">√</text:span><text:span text:style-name="T19">विद्</text:span><text:span text:style-name="T2"> (II) </text:span><text:span text:style-name="T19">→ </text:span><text:span text:style-name="T22">1p, du, </text:span><text:span text:style-name="T5">мы (двое) знаем, узнаём</text:span></text:p>
      <text:p text:style-name="P2">२३) एषि → <text:span text:style-name="T19"><text:s/></text:span><text:span text:style-name="T2">√</text:span><text:span text:style-name="T18">इ</text:span><text:span text:style-name="T1"> (II) </text:span><text:span text:style-name="T19">→ </text:span><text:span text:style-name="T22">2p, sg, ты идёшь</text:span></text:p>
      <text:p text:style-name="P3">२४) जुहुतः → <text:span text:style-name="T19"><text:s/></text:span><text:span text:style-name="T2">√</text:span><text:span text:style-name="T18">हु</text:span><text:span text:style-name="T1"> (III) </text:span><text:span text:style-name="T19">→ </text:span><text:span text:style-name="T22">3p, du, </text:span><text:span text:style-name="T5">они (двое) возливают</text:span></text:p>
      <text:p text:style-name="P4">२५) वृणीवः → <text:span text:style-name="T2">√</text:span><text:span text:style-name="T19">वृ</text:span><text:span text:style-name="T2"> (IX</text:span><text:span text:style-name="T20">)</text:span><text:span text:style-name="T19"> → </text:span><text:span text:style-name="T22">1p, du, мы(двое)</text:span><text:span text:style-name="T6">выбираем</text:span></text:p>
      <text:p text:style-name="P1"/>
      <text:p text:style-name="Standard">2) Using verbs from this chapter only, give the form listed in brackets.</text:p>
      <text:p text:style-name="Standard">Example: ‘carry’ (3rd Sg Pres Ind Act) –› भरति</text:p>
      <text:p text:style-name="Standard"/>
      <text:p text:style-name="P9">a) ‘go’ (3 Sg) <text:span text:style-name="T7">→</text:span> <text:span text:style-name="T1">√</text:span><text:span text:style-name="T18">इ </text:span><text:span text:style-name="T1">(I</text:span><text:span text:style-name="T7">) → </text:span><text:span text:style-name="T29">एति</text:span></text:p>
      <text:p text:style-name="P9">b) ‘be strong’ (3 Pl) <text:span text:style-name="T7">→</text:span> <text:span text:style-name="T1">√</text:span><text:span text:style-name="T18">शक्</text:span><text:span text:style-name="T1"> (V) <text:s/></text:span><text:span text:style-name="T7">→</text:span><text:span text:style-name="T25">शक्नुवन्ति</text:span></text:p>
      <text:p text:style-name="P9">c) ‘fear’ (3 Sg) <text:span text:style-name="T7">→</text:span> <text:span text:style-name="T1">√</text:span><text:span text:style-name="T18">भी</text:span><text:span text:style-name="T1"> (III) </text:span><text:span text:style-name="T7">→बिभेति</text:span></text:p>
      <text:p text:style-name="P9">d) ‘purify’ (1 Sg) <text:span text:style-name="T7">→</text:span> <text:span text:style-name="T1">√</text:span><text:span text:style-name="T18">पू</text:span><text:span text:style-name="T1"> (IX) </text:span><text:span text:style-name="T7">→</text:span><text:span text:style-name="T1"> </text:span><text:span text:style-name="T7">पूनामि</text:span></text:p>
      <text:p text:style-name="P9">e) ‘stretch’ (2 Du) <text:span text:style-name="T7">→</text:span> <text:span text:style-name="T1">√</text:span><text:span text:style-name="T18">तन्</text:span><text:span text:style-name="T1"> (VIII) </text:span><text:span text:style-name="T7">→</text:span><text:span text:style-name="T8">तनुथः</text:span></text:p>
      <text:p text:style-name="P9">f) ‘choose’ (3 Sg) <text:span text:style-name="T7">→</text:span> <text:span text:style-name="T1">√</text:span><text:span text:style-name="T18">वृ</text:span><text:span text:style-name="T1"> (IX) </text:span><text:span text:style-name="T7">→</text:span><text:span text:style-name="T8">वृणाति</text:span></text:p>
      <text:p text:style-name="P9">g) ‘sacrifice’ (3 Pl) <text:span text:style-name="T7">→</text:span> <text:span text:style-name="T1">√</text:span><text:span text:style-name="T18">हु</text:span><text:span text:style-name="T1"> (III) </text:span><text:span text:style-name="T7">→</text:span><text:span text:style-name="T1"> </text:span><text:span text:style-name="T9">जुह्वति</text:span></text:p>
      <text:p text:style-name="P9">h) ‘split’ (1 Sg) <text:span text:style-name="T7">→</text:span> <text:span text:style-name="T1">√</text:span><text:span text:style-name="T18">भिद्</text:span><text:span text:style-name="T1"> (VII) </text:span><text:span text:style-name="T7">→</text:span><text:span text:style-name="T9">भिनद्मि</text:span></text:p>
      <text:p text:style-name="P9">i) ‘cover’ (3 Du) <text:span text:style-name="T7">→</text:span> <text:span text:style-name="T1">√</text:span><text:span text:style-name="T18">वृ</text:span><text:span text:style-name="T1"> (V) </text:span><text:span text:style-name="T7">→</text:span><text:span text:style-name="T9">वृणुतः</text:span></text:p>
      <text:p text:style-name="P9">j) ‘stretch’ (2 Sg) <text:span text:style-name="T7">→ </text:span><text:span text:style-name="T1">√</text:span><text:span text:style-name="T18">तन्</text:span><text:span text:style-name="T1"> (VIII) </text:span><text:span text:style-name="T7">→</text:span><text:span text:style-name="T10">तनोषि</text:span></text:p>
      <text:p text:style-name="P9">k) ‘choose’ (1 Pl) <text:span text:style-name="T7">→</text:span> <text:span text:style-name="T1">√</text:span><text:span text:style-name="T18">वृ</text:span><text:span text:style-name="T1"> (IX) </text:span><text:span text:style-name="T7">→</text:span><text:span text:style-name="T10">वृ</text:span><text:span text:style-name="T17">णी</text:span><text:span text:style-name="T10">मः</text:span></text:p>
      <text:p text:style-name="P9">l) ‘reach’ (3 Sg) <text:span text:style-name="T7">→</text:span> <text:span text:style-name="T1">√</text:span><text:span text:style-name="T18">आप्</text:span><text:span text:style-name="T1"> (V) </text:span><text:span text:style-name="T7">→</text:span><text:span text:style-name="T1"> </text:span><text:span text:style-name="T10">आप</text:span><text:span text:style-name="T15">्</text:span><text:span text:style-name="T10">नोति</text:span></text:p>
      <text:p text:style-name="P9">m) ‘go’ (1 Du) <text:span text:style-name="T7">→</text:span> <text:span text:style-name="T1">√</text:span><text:span text:style-name="T18">इ</text:span><text:span text:style-name="T1"> (II) </text:span><text:span text:style-name="T7">→</text:span><text:span text:style-name="T11">इवः</text:span></text:p>
      <text:p text:style-name="P9"><text:soft-page-break/>n) ‘split’ (3 Pl) <text:span text:style-name="T7">→</text:span> <text:span text:style-name="T1">√</text:span><text:span text:style-name="T18">भिद्</text:span><text:span text:style-name="T1"> (VII) </text:span><text:span text:style-name="T7">→</text:span><text:span text:style-name="T12">भिन्दन्ति</text:span></text:p>
      <text:p text:style-name="P9">o) ‘purify’ (2 Pl) <text:span text:style-name="T7">→</text:span> <text:span text:style-name="T1">√</text:span><text:span text:style-name="T18">पू</text:span><text:span text:style-name="T1"> (IX) </text:span><text:span text:style-name="T7">→</text:span><text:span text:style-name="T12">पुन</text:span><text:span text:style-name="T16">ीथ</text:span></text:p>
      <text:p text:style-name="P9">p) ‘cover’ (1 Sg) <text:span text:style-name="T7">→</text:span> <text:span text:style-name="T1">√</text:span><text:span text:style-name="T18">वृ</text:span><text:span text:style-name="T1"> (V) </text:span><text:span text:style-name="T7">→</text:span><text:span text:style-name="T13">वृणोमि</text:span></text:p>
      <text:p text:style-name="P9">q) ‘sacrifice’ (2 Sg) <text:span text:style-name="T7">→</text:span> <text:span text:style-name="T1">√</text:span><text:span text:style-name="T18">हु</text:span><text:span text:style-name="T1"> (III) </text:span><text:span text:style-name="T7">→</text:span><text:span text:style-name="T13">जुहोषि</text:span></text:p>
      <text:p text:style-name="P9">r) ‘choose’ (3 Pl) <text:span text:style-name="T7">→</text:span> <text:span text:style-name="T1">√</text:span><text:span text:style-name="T18">वृ</text:span><text:span text:style-name="T1"> (IX) </text:span><text:span text:style-name="T7">→</text:span><text:span text:style-name="T13">वृणन्ति</text:span></text:p>
      <text:p text:style-name="P9">s) ‘reach’ (2 Pl) <text:span text:style-name="T7">→</text:span> <text:span text:style-name="T1">√</text:span><text:span text:style-name="T18">आप्</text:span><text:span text:style-name="T1"> (V) </text:span><text:span text:style-name="T7">→</text:span><text:span text:style-name="T1"> </text:span><text:span text:style-name="T13">आप</text:span><text:span text:style-name="T16">्</text:span><text:span text:style-name="T13">नुथ</text:span></text:p>
      <text:p text:style-name="P9">t) ‘fear’ (2 Du) <text:span text:style-name="T7">→</text:span> <text:span text:style-name="T1">√</text:span><text:span text:style-name="T18">भी</text:span><text:span text:style-name="T1"> (III) </text:span><text:span text:style-name="T7">→</text:span><text:span text:style-name="T13">बिभ</text:span><text:span text:style-name="T16">ी</text:span><text:span text:style-name="T13">थः</text:span></text:p>
      <text:p text:style-name="P7"/>
      <text:p text:style-name="P7"/>
      <text:p text:style-name="Standard">3) Translate into English.</text:p>
      <text:p text:style-name="Standard"/>
      <text:p text:style-name="Standard">१) पापाः पुरं दग्धुं न शक्नुवन्तीति क्षत्रिया विदन्ति ।</text:p>
      <text:p text:style-name="P10">पापाः पुर<text:span text:style-name="T30">म्</text:span> दग्धु<text:span text:style-name="T30">म्</text:span> न शक्नु<text:bookmark-start text:name="__DdeLink__8661_1784023470"/>वन्ती <text:bookmark-end text:name="__DdeLink__8661_1784023470"/><text:s/><text:span text:style-name="T30">इति </text:span>क्षत्रिया<text:span text:style-name="T30">ः</text:span> <text:bookmark-start text:name="__DdeLink__8664_1784023470"/>विद<text:bookmark-end text:name="__DdeLink__8664_1784023470"/>न्ति ।</text:p>
      <text:p text:style-name="P11">Злодеи город сжечь не могут – <text:span text:style-name="T33">об этом</text:span> воины знают.</text:p>
      <text:p text:style-name="P11"/>
      <text:p text:style-name="Standard">२) अपि जनैर्द्विष्टं क्षत्रियं वेसीति पृष्ट्वा नरो मित्रेण सहापैति ।</text:p>
      <text:p text:style-name="P10">अपि जनै<text:span text:style-name="T30">ः</text:span> <text:bookmark-start text:name="__DdeLink__8668_1784023470"/><text:span text:style-name="T30">द्विष्टम्</text:span><text:bookmark-end text:name="__DdeLink__8668_1784023470"/> क्षत्रिय<text:span text:style-name="T30">म्</text:span> वे<text:span text:style-name="T42">त्</text:span>स<text:span text:style-name="T30">ि</text:span> <text:span text:style-name="T30">इति</text:span> पृष्ट्वा नर<text:span text:style-name="T30">ः</text:span> मित्रेण सहा पैति ।</text:p>
      <text:p text:style-name="P11">Людьми ненавидимых воинов, так спросив, человек с другом</text:p>
      <text:p text:style-name="P11"/>
      <text:p text:style-name="Standard">३) पुरमाप्तुं न शक्नु व इति बालौ चिन्तयतः ।</text:p>
      <text:p text:style-name="P12">पुरम<text:span text:style-name="T31">्</text:span> <text:span text:style-name="T31">आ</text:span>प्तु<text:span text:style-name="T31">म्</text:span> न शक्नुव<text:span text:style-name="T31">ः</text:span> इति बालौ चिन्तयतः</text:p>
      <text:p text:style-name="P13">До города добраться мы двое не можем – так два ребёнка думают.</text:p>
      <text:p text:style-name="P12"/>
      <text:p text:style-name="Standard">४) कन्या<text:span text:style-name="T32">ः</text:span> गृहम<text:span text:style-name="T32">्</text:span> <text:span text:style-name="T32">ए</text:span>त<text:span text:style-name="T32">ुम्</text:span> न शक्नुवन्ति बिभ्य<text:span text:style-name="T32">न्ति</text:span> च ।</text:p>
      <text:p text:style-name="P14">Девушки домой идти не могут и боятся.</text:p>
      <text:p text:style-name="Standard"/>
      <text:p text:style-name="Standard">५) वने व्याघ्रं विदित्वा नरौ बिभीतः ।</text:p>
      <text:p text:style-name="P15">वने व्याघ्र<text:span text:style-name="T33">म्</text:span> विदित्वा नरौ बिभीतः</text:p>
      <text:p text:style-name="P16">О тигре в лесу узнав, два человека боятся.</text:p>
      <text:p text:style-name="P15"/>
      <text:p text:style-name="Standard">६) पौरा ईश्वरस्य दानानि भुञ्जन्तीति कु मारो वेत्ति ।</text:p>
      <text:p text:style-name="P15">पौरा<text:span text:style-name="T33">ः</text:span> ईश्वरस्य दानानि भुञ्जन्त<text:span text:style-name="T33">ि</text:span> <text:span text:style-name="T33">इति </text:span>कुमार<text:span text:style-name="T33">ः</text:span> वेत्ति</text:p>
      <text:p text:style-name="P16">Горожане владыки дарами наслаждаются – об этом юноша знает.</text:p>
      <text:p text:style-name="Standard"/>
      <text:p text:style-name="Standard">७) अपि वने वस्तुं भुनक्षीति बाला नरमपृच्छन् ।</text:p>
      <text:p text:style-name="P17">अपि वने वस्तु<text:span text:style-name="T34">म्</text:span> <text:bookmark-start text:name="__DdeLink__10790_1784023470"/>भुनक्ष<text:span text:style-name="T34">ि</text:span><text:bookmark-end text:name="__DdeLink__10790_1784023470"/> <text:span text:style-name="T34">इ</text:span>ति बाला<text:span text:style-name="T34">ः</text:span> नरम<text:span text:style-name="T34">्</text:span> <text:span text:style-name="T34">अ</text:span>पृच्छन् </text:p>
      <text:p text:style-name="P18">В лесу жить ты <text:span text:style-name="T43">наслаждаешься</text:span>? - так дети человека спросили.</text:p>
      <text:p text:style-name="P17"/>
      <text:p text:style-name="P19">८) अप<text:span text:style-name="T35">ि</text:span> <text:span text:style-name="T35">अ</text:span>न्न<text:span text:style-name="T35">म्</text:span> भुङ्क्<text:span text:style-name="T35">थ इति</text:span> बालान<text:span text:style-name="T35">्</text:span> <text:span text:style-name="T35">अ</text:span>पृच्छम् । न भुञ्ज्म<text:span text:style-name="T44">ः</text:span> इति प्रत्यवदन् । अप<text:span text:style-name="T35">ि</text:span> <text:span text:style-name="T35">अ</text:span>न्न<text:span text:style-name="T35">म्</text:span> भुनक्ष<text:span text:style-name="T35">ि</text:span> <text:span text:style-name="T35">इ</text:span>ति बालाम<text:span text:style-name="T35">्</text:span> <text:span text:style-name="T45">अ</text:span>पृच्छम् ।</text:p>
      <text:p text:style-name="Standard">अन्न<text:span text:style-name="T35">म्</text:span> भुनज्म<text:span text:style-name="T35">ि</text:span> <text:span text:style-name="T35">इति</text:span> बाला प्रत्यवदत् ।</text:p>
      <text:p text:style-name="P20">Вы ед<text:span text:style-name="T53">у</text:span> едите? - так детей я спросил. Не едим – так ответили. Ты еду ешь? - так я девочку спросил. Еду ем – так девочка ответила.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READINGS</text:p>
      <text:p text:style-name="P20"/>
      <text:p text:style-name="P20"/>
      <text:p text:style-name="P20">The Reality of Things</text:p>
      <text:p text:style-name="P20"/>
      <text:p text:style-name="P20">यद<text:span text:style-name="T36">्</text:span> <text:span text:style-name="T36">अ</text:span>शक्य<text:span text:style-name="T36">म्</text:span> न त<text:span text:style-name="T36">द्</text:span> <text:span text:style-name="T36">श</text:span>क्य<text:span text:style-name="T36">म्</text:span> य<text:span text:style-name="T36">द् श</text:span>क्य<text:span text:style-name="T36">म्</text:span> शक्यम<text:span text:style-name="T36">्</text:span> <text:span text:style-name="T36">ए</text:span>व तत् ।</text:p>
      <text:p text:style-name="P21">что невозможно, то невозможно, что возможно – только то возможно</text:p>
      <text:p text:style-name="P21"/>
      <text:p text:style-name="P20">न <text:span text:style-name="T36">उ</text:span>दके शकत<text:span text:style-name="T36">म्</text:span> याति न नाव<text:span text:style-name="T36">ः</text:span> गच्छति स्थले ॥</text:p>
      <text:p text:style-name="P22">по воде <text:span text:style-name="T46">по</text:span><text:span text:style-name="T47">во</text:span><text:span text:style-name="T46">зке </text:span><text:s/><text:span text:style-name="T46">не едет</text:span>, (а) кораблю шагать по земле.</text:p>
      <text:p text:style-name="P21"/>
      <text:p text:style-name="P21">The Sattvic Mind</text:p>
      <text:p text:style-name="P21"/>
      <text:p text:style-name="P21">प्रवृत्ति<text:span text:style-name="T37">म्</text:span> च निवृत्ति<text:span text:style-name="T37">म्</text:span> च कार्य-<text:span text:style-name="T37">अ-</text:span>कार्ये भय-<text:span text:style-name="T37">अ-</text:span>भये ।</text:p>
      <text:p text:style-name="P23">и <text:span text:style-name="T48">вовлечение</text:span> и <text:span text:style-name="T49">отвлечение от</text:span>, действи<text:span text:style-name="T49">е</text:span>-бездействи<text:span text:style-name="T48">е</text:span> страх-бесстраши<text:span text:style-name="T48">е</text:span></text:p>
      <text:p text:style-name="P21"/>
      <text:p text:style-name="P21">बन्ध<text:span text:style-name="T37">म्</text:span> मोक्ष<text:span text:style-name="T37">म्</text:span> च या वेत्ति बुद्धिः सा पार्थ सात्त्विकी ॥</text:p>
      <text:p text:style-name="P24">Узы и освобождение который знает разум, тот, Партха, сатвичен. </text:p>
      <text:p text:style-name="P24"/>
      <text:p text:style-name="P24">Kṛṣṇa Describes His Involvement in the Human World</text:p>
      <text:p text:style-name="P24"/>
      <text:p text:style-name="P24">परित्राणाय(Dat) साधूनाम् विनाशाय च दुष्कृताम् ।</text:p>
      <text:p text:style-name="P24"><text:span text:style-name="T49">для у</text:span>бежищ<text:span text:style-name="T49">а</text:span> благочестивым и учичтожени<text:span text:style-name="T49">я</text:span> грешник<text:span text:style-name="T49">ов</text:span></text:p>
      <text:p text:style-name="P24"/>
      <text:p text:style-name="P24">धर्म-संस्थापन-अर्थाय संभवामि युगे युगे ॥ ८ ॥</text:p>
      <text:p text:style-name="P24">Для установления нравственных законов рождаюсь я из эпохи в эпоху.</text:p>
      <text:p text:style-name="P24"/>
      <text:p text:style-name="P24">जन्म कर्म च मे दिव्यम् <text:bookmark-start text:name="__DdeLink__8692_1784023470"/>एवम्<text:bookmark-end text:name="__DdeLink__8692_1784023470"/> यः वेत्ति तत्त्वतः ।</text:p>
      <text:p text:style-name="P24">Рождение и деяние мои божественные таким образом который знает истинно</text:p>
      <text:p text:style-name="P24"/>
      <text:p text:style-name="P24">त्यक्त्वा देहम् पुन<text:span text:style-name="T50">र</text:span>जन्म न एति माम् एति सः अर्जुन ॥ ९ ॥</text:p>
      <text:p text:style-name="P24">оставив тело <text:span text:style-name="T50">к новому рождению </text:span>не приходит, ко мне приходит он, О Арджуна.</text:p>
      <text:p text:style-name="P21"/>
      <text:p text:style-name="P21">Hanumān Addresses Sītā and Tells Her How Rāma Has Suffered since Her Abduction</text:p>
      <text:p text:style-name="P21">(Part 2 of 3, concluded in Chapter 19)</text:p>
      <text:p text:style-name="P21"/>
      <text:p text:style-name="P21">तव <text:span text:style-name="T38">अ</text:span>दर्शन-<text:bookmark-start text:name="__DdeLink__8696_1784023470"/>शोके<text:bookmark-end text:name="__DdeLink__8696_1784023470"/>न राघवः प्रविचाल्यते ।</text:p>
      <text:p text:style-name="P25">от того, что тебя не видит, Рама <text:span text:style-name="T51">трясётся</text:span>.</text:p>
      <text:p text:style-name="P21">महता<text:span text:style-name="T38">(Instr)</text:span> भूमिकम्पेन महानिव शिलोच्चयः ॥ ४४ ॥</text:p>
      <text:p text:style-name="P25">великим землетрясением великая <text:span text:style-name="T51">как</text:span> гора</text:p>
      <text:p text:style-name="P21">काननानि सुरम्याणि नदी-प्रस्रवणानि च ।</text:p>
      <text:p text:style-name="P25"><text:span text:style-name="T52">по </text:span>леса<text:span text:style-name="T52">м</text:span> прекрасны<text:span text:style-name="T52">м</text:span> и водопад<text:span text:style-name="T52">ам</text:span></text:p>
      <text:p text:style-name="P22">चर<text:span text:style-name="T51">म्</text:span><text:span text:style-name="T39"> </text:span>न रतिम् <text:span text:style-name="T51">आ</text:span>प्नोति त्वाम् अपश्यन् नृप-आत्म-जे ॥ ४५ ॥</text:p>
      <text:p text:style-name="P26">бродящий удовльствие не получает, <text:span text:style-name="T40">тебя не видя, о, царевна </text:span></text:p>
      <text:p text:style-name="P21"/>
      <text:p text:style-name="P21">स त्वा<text:span text:style-name="T41">म्</text:span> मनुज-शार्दूलः क्षिप्र<text:span text:style-name="T41">म्</text:span> प्राप्स्यति राघवः ।</text:p>
      <text:p text:style-name="P27">этот до тебя тигр среди людей быстро доберётся, Радхва</text:p>
      <text:p text:style-name="P21"/>
      <text:p text:style-name="P21">समित्रबान्धव<text:span text:style-name="T41">म्</text:span> हत्वा रावण<text:span text:style-name="T41">म्</text:span> जनकात्मजे ॥ ४६ ॥</text:p>
      <text:p text:style-name="P27">с друзьями и родственниками убив Равану, о, дочь Джанаки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Mono" svg:font-family="'Noto Sans Mono'" style:font-family-generic="roman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A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wis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6T16:37:53.298204569</meta:creation-date>
    <dc:date>2025-04-16T17:27:09.428465710</dc:date>
    <meta:editing-duration>P2DT2H20M48S</meta:editing-duration>
    <meta:editing-cycles>48</meta:editing-cycles>
    <meta:generator>LibreOffice/7.4.7.2$Linux_X86_64 LibreOffice_project/40$Build-2</meta:generator>
    <meta:document-statistic meta:table-count="0" meta:image-count="0" meta:object-count="0" meta:page-count="3" meta:paragraph-count="108" meta:word-count="964" meta:character-count="4354" meta:non-whitespace-character-count="3467"/>
  </office:meta>
</office:document-meta>
</file>